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F000004205A9A4432220E9B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7ca0" officeooo:paragraph-rsid="00207ca0"/>
    </style:style>
    <style:style style:name="P2" style:family="paragraph" style:parent-style-name="Standard">
      <style:text-properties officeooo:rsid="00208855" officeooo:paragraph-rsid="00208855"/>
    </style:style>
    <style:style style:name="T1" style:family="text">
      <style:text-properties officeooo:rsid="00207c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wdhouse <text:s text:c="2"/><text:a xlink:type="simple" xlink:href="mailto:upc@cs-tower.ch" text:style-name="Internet_20_link" text:visited-style-name="Visited_20_Internet_20_Link">upc@cs-tower.ch</text:a> <text:s text:c="2"/>Ursula-0815</text:p>
      <text:p text:style-name="P2">Hypo-Scout <text:s text:c="2"/><text:a xlink:type="simple" xlink:href="mailto:upc@cs-tower.ch" text:style-name="Internet_20_link" text:visited-style-name="Visited_20_Internet_20_Link"><text:span text:style-name="T1">upc@cs-tower.ch</text:span></text:a><text:span text:style-name="T1"> <text:s text:c="2"/></text:span></text:p>
      <text:p text:style-name="P2"/>
      <text:p text:style-name="P2"><draw:frame draw:style-name="fr1" draw:name="Bild1" text:anchor-type="paragraph" svg:width="17.59cm" svg:height="10.012cm" draw:z-index="0"><draw:image xlink:href="Pictures/100002010000073F000004205A9A4432220E9B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7:22:05.717013919</meta:creation-date>
    <meta:generator>LibreOffice/5.1.6.2$Linux_X86_64 LibreOffice_project/10m0$Build-2</meta:generator>
    <dc:date>2017-07-26T08:12:58.670314354</dc:date>
    <meta:editing-duration>PT50M52S</meta:editing-duration>
    <meta:editing-cycles>2</meta:editing-cycles>
    <meta:document-statistic meta:table-count="0" meta:image-count="1" meta:object-count="0" meta:page-count="1" meta:paragraph-count="2" meta:word-count="5" meta:character-count="73" meta:non-whitespace-character-count="61"/>
  </office:meta>
</office:document-meta>
</file>